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 officeooo:rsid="0016e6a2" officeooo:paragraph-rsid="0016e6a2"/>
    </style:style>
    <style:style style:name="T1" style:family="text">
      <style:text-properties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е<text:span text:style-name="T1"> Эффективный план для проекта</text:span></text:p>
      <text:p text:style-name="P1"><text:span text:style-name="T1">1) Описание движения «без изысков», прямолинейное, для абсолютно твердых кубов;</text:span></text:p>
      <text:p text:style-name="P1"><text:span text:style-name="T1">2) Описание упругого столкновения(неупругое описывается минимальными изменениями, можно при желании сделать позже);</text:span></text:p>
      <text:p text:style-name="P1"><text:span text:style-name="T1">3) Добавление вращательного движения; </text:span></text:p>
      <text:p text:style-name="P1"><text:span text:style-name="T1">4)Работа с «честными» условиями столкновения, чтобы касание действительно просчитывалось и обрабатывалось в любом случае;</text:span></text:p>
      <text:p text:style-name="P1"><text:span text:style-name="T1">5) <text:s/>Переход к более сложным формам, проверка работы вышестоящих пунктов для них;</text:span></text:p>
      <text:p text:style-name="P1"><text:span text:style-name="T1">5.5) Если необходимо — более тщательная проработка неизбежно возникающих ошибок, шлифовка проекта, проверка крайних случаев, etc.;</text:span></text:p>
      <text:p text:style-name="P1"><text:span text:style-name="T1">6) Выведение данных «во внешний мир», визуализация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20:46:38.147722920</meta:creation-date>
    <dc:date>2017-03-17T20:57:57.632443955</dc:date>
    <meta:editing-duration>PT11M20S</meta:editing-duration>
    <meta:editing-cycles>1</meta:editing-cycles>
    <meta:document-statistic meta:table-count="0" meta:image-count="0" meta:object-count="0" meta:page-count="1" meta:paragraph-count="8" meta:word-count="79" meta:character-count="645" meta:non-whitespace-character-count="571"/>
    <meta:generator>LibreOffice/5.1.6.2$Linux_X86_64 LibreOffice_project/10m0$Build-2</meta:generator>
  </office:meta>
</office:document-meta>
</file>